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P2" style:family="paragraph" style:parent-style-name="Standard">
      <style:paragraph-properties fo:margin-top="0cm" fo:margin-bottom="0cm" loext:contextual-spacing="false"/>
      <style:text-properties style:font-name="Garamond" fo:font-size="16pt" fo:language="fr" fo:country="FR" officeooo:rsid="000c7d02" officeooo:paragraph-rsid="000c7d02" style:font-size-asian="16pt" style:language-asian="zxx" style:country-asian="none" style:font-size-complex="16pt" style:language-complex="zxx" style:country-complex="none"/>
    </style:style>
    <style:style style:name="P3" style:family="paragraph" style:parent-style-name="Standard">
      <style:text-properties style:font-name="Garamond"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center" style:justify-single-word="false"/>
      <style:text-properties style:font-name="Garamond" fo:font-size="18pt" fo:language="fr" fo:country="FR" fo:font-weight="bold" officeooo:rsid="00234dd2" officeooo:paragraph-rsid="00234dd2"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master-page-name="">
      <loext:graphic-properties draw:fill="none"/>
      <style:paragraph-properties fo:margin-left="1.101cm" fo:margin-right="0cm" fo:text-indent="0cm" style:auto-text-indent="false" style:page-number="auto"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6"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237df1" officeooo:paragraph-rsid="00237df1" style:font-size-asian="14pt" style:language-asian="zxx" style:country-asian="none" style:font-size-complex="14pt" style:language-complex="zxx" style:country-complex="none"/>
    </style:style>
    <style:style style:name="P7"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238807" officeooo:paragraph-rsid="00238807" style:font-size-asian="14pt" style:language-asian="zxx" style:country-asian="none" style:font-size-complex="14pt" style:language-complex="zxx" style:country-complex="none"/>
    </style:style>
    <style:style style:name="P8"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0c7d02" officeooo:paragraph-rsid="00238807" style:font-size-asian="14pt" style:language-asian="zxx" style:country-asian="none" style:font-size-complex="14pt" style:language-complex="zxx" style:country-complex="none"/>
    </style:style>
    <style:style style:name="P9" style:family="paragraph" style:parent-style-name="Standard" style:master-page-name="">
      <loext:graphic-properties draw:fill="none"/>
      <style:paragraph-properties fo:margin-left="1.101cm" fo:margin-right="0cm" fo:margin-top="0cm" fo:margin-bottom="0cm" loext:contextual-spacing="false" fo:text-indent="0cm" style:auto-text-indent="false" style:page-number="auto" fo:background-color="transparent"/>
      <style:text-properties style:font-name="Garamond" fo:font-size="14pt" fo:language="fr" fo:country="FR" officeooo:rsid="00237df1" officeooo:paragraph-rsid="00237df1" style:font-size-asian="14pt" style:language-asian="zxx" style:country-asian="none" style:font-size-complex="14pt" style:language-complex="zxx" style:country-complex="none"/>
    </style:style>
    <style:style style:name="P10"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38807" officeooo:paragraph-rsid="00238807" style:font-size-asian="14pt" style:language-asian="zxx" style:country-asian="none" style:font-size-complex="14pt" style:language-complex="zxx" style:country-complex="none"/>
    </style:style>
    <style:style style:name="P11"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38807" officeooo:paragraph-rsid="00261882" style:font-size-asian="14pt" style:language-asian="zxx" style:country-asian="none" style:font-size-complex="14pt" style:language-complex="zxx" style:country-complex="none"/>
    </style:style>
    <style:style style:name="P12"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51e1a" officeooo:paragraph-rsid="00251e1a" style:font-size-asian="14pt" style:language-asian="zxx" style:country-asian="none" style:font-size-complex="14pt" style:language-complex="zxx" style:country-complex="none"/>
    </style:style>
    <style:style style:name="P13"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61882" officeooo:paragraph-rsid="00261882" style:font-size-asian="14pt" style:language-asian="zxx" style:country-asian="none" style:font-size-complex="14pt" style:language-complex="zxx" style:country-complex="none"/>
    </style:style>
    <style:style style:name="P14" style:family="paragraph" style:parent-style-name="Standard">
      <loext:graphic-properties draw:fill="none"/>
      <style:paragraph-properties fo:margin-left="1.101cm" fo:margin-right="0cm" fo:text-indent="0cm" style:auto-text-indent="false" fo:background-color="transparent"/>
      <style:text-properties style:font-name="Garamond" fo:font-size="16pt" fo:language="fr" fo:country="FR" officeooo:rsid="000c7d02" officeooo:paragraph-rsid="00251e1a" style:font-size-asian="16pt" style:language-asian="zxx" style:country-asian="none" style:font-size-complex="16pt" style:language-complex="zxx" style:country-complex="none"/>
    </style:style>
    <style:style style:name="P15"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3e51c" style:font-size-asian="14pt" style:language-asian="zxx" style:country-asian="none" style:font-size-complex="14pt" style:language-complex="zxx" style:country-complex="none"/>
    </style:style>
    <style:style style:name="P16"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b100f" style:font-size-asian="14pt" style:language-asian="zxx" style:country-asian="none" style:font-size-complex="14pt" style:language-complex="zxx" style:country-complex="none"/>
    </style:style>
    <style:style style:name="P17"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100f" officeooo:paragraph-rsid="001b100f" style:font-size-asian="14pt" style:language-asian="zxx" style:country-asian="none" style:font-size-complex="14pt" style:language-complex="zxx" style:country-complex="none"/>
    </style:style>
    <style:style style:name="P18"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61882" officeooo:paragraph-rsid="00261882" style:font-size-asian="14pt" style:language-asian="zxx" style:country-asian="none" style:font-size-complex="14pt" style:language-complex="zxx" style:country-complex="none"/>
    </style:style>
    <style:style style:name="P19" style:family="paragraph" style:parent-style-name="Standard" style:list-style-name="L1">
      <style:text-properties style:font-name="Garamond" fo:font-size="16pt" fo:language="fr" fo:country="FR" fo:font-weight="bold" officeooo:rsid="00237df1" officeooo:paragraph-rsid="00237df1" style:font-size-asian="16pt" style:language-asian="zxx" style:country-asian="none" style:font-weight-asian="bold" style:font-size-complex="16pt" style:language-complex="zxx" style:country-complex="none" style:font-weight-complex="bold"/>
    </style:style>
    <style:style style:name="P20" style:family="paragraph" style:parent-style-name="Standard" style:list-style-name="L1">
      <style:text-properties style:font-name="Garamond" fo:font-size="16pt" fo:language="fr" fo:country="FR" fo:font-weight="bold" officeooo:rsid="00251e1a" officeooo:paragraph-rsid="00251e1a" style:font-size-asian="16pt" style:language-asian="zxx" style:country-asian="none" style:font-weight-asian="bold" style:font-size-complex="16pt" style:language-complex="zxx" style:country-complex="none" style:font-weight-complex="bold"/>
    </style:style>
    <style:style style:name="P21"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7292e" officeooo:paragraph-rsid="0027292e" style:font-size-asian="14pt" style:language-asian="zxx" style:country-asian="none" style:font-size-complex="14pt" style:language-complex="zxx" style:country-complex="none"/>
    </style:style>
    <style:style style:name="P22"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c5dde" officeooo:paragraph-rsid="002c5dde" style:font-size-asian="14pt" style:language-asian="zxx" style:country-asian="none" style:font-size-complex="14pt" style:language-complex="zxx" style:country-complex="none"/>
    </style:style>
    <style:style style:name="T1" style:family="text">
      <style:text-properties officeooo:rsid="001feb0d"/>
    </style:style>
    <style:style style:name="T2" style:family="text">
      <style:text-properties officeooo:rsid="001c7bf9"/>
    </style:style>
    <style:style style:name="T3" style:family="text">
      <style:text-properties officeooo:rsid="00238807"/>
    </style:style>
    <style:style style:name="T4" style:family="text">
      <style:text-properties officeooo:rsid="00251e1a"/>
    </style:style>
    <style:style style:name="T5" style:family="text">
      <style:text-properties officeooo:rsid="00261882"/>
    </style:style>
    <style:style style:name="T6" style:family="text">
      <style:text-properties officeooo:rsid="0027292e"/>
    </style:style>
    <style:style style:name="T7" style:family="text">
      <style:text-properties officeooo:rsid="002c5dde"/>
    </style:style>
    <style:style style:name="T8" style:family="text">
      <style:text-properties officeooo:rsid="002e3da3"/>
    </style:style>
    <style:style style:name="T9" style:family="text">
      <style:text-properties officeooo:rsid="002fd3b9"/>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énérateur de Trou de Ver</text:p>
      <text:p text:style-name="P3"/>
      <text:p text:style-name="P3"/>
      <text:list xml:id="list1045454392" text:style-name="L1">
        <text:list-item>
          <text:p text:style-name="P19">Histoire</text:p>
        </text:list-item>
      </text:list>
      <text:p text:style-name="P2"/>
      <text:p text:style-name="P9">Alors que le projet Alcor est toujours en cours <text:s/>et que New Gaïa commence à peine à s’émanciper, il est évident que l’humanité reste prisonnière du voisinage de la Terre. « Si nous voulons aller plus loin, il est indispensable de repenser notre technologie de voyage spatial » - Theo Hawkins (Fondateur de l’UCRS)</text:p>
      <text:p text:style-name="P6">En 2070 (c-140) est lancé le projet de l’Union des Centres de Recherches Spatiales (UCRS), consistant en deux centres de recherches sur Phobos et <text:span text:style-name="T6">Déimos</text:span>, les lunes de Mars regroupant tous les chercheurs spécialisés dans les technologies spatiales sur Terre.</text:p>
      <text:p text:style-name="P6">L’UCRS entre en activité en 2078 (c-132) peu après le début de pandémie de Flutterite sur Terre. Son premier objectif : révolutionner le concept de navette spatiale.</text:p>
      <text:p text:style-name="P6">C’est en<text:span text:style-name="T2"> 2094 (c-117) </text:span>qu’est cré<text:span text:style-name="T6">é</text:span> le premier Générateur de Trou de Ver <text:span text:style-name="T3">(GTV)</text:span> fonctionnel. Un an plus tard, le premier test sans incident permet un trajet Mars-Neptune en moins de 5 heures (10 heures aller-retour).</text:p>
      <text:p text:style-name="P7">Le premier trajet habité se fera en 2099 (c-112) par la pilote Elizabeth Patel.</text:p>
      <text:p text:style-name="P7">Depuis ce jour, le GTV est devenu le pilier de l’exploration extra-stellaire humaine, sans lui, l’humanité serait toujours dans le système Hélios.</text:p>
      <text:p text:style-name="P8"/>
      <text:p text:style-name="P8"/>
      <text:p text:style-name="P8"/>
      <text:list xml:id="list143126162024151" text:continue-numbering="true" text:style-name="L1">
        <text:list-item>
          <text:p text:style-name="P19">Fonctionnement</text:p>
        </text:list-item>
      </text:list>
      <text:p text:style-name="P5"/>
      <text:p text:style-name="P10">Le GTV utilise plusieurs propriétés des particules en physique quantique, la plus importante étant la réaction simultanée de particules liées.</text:p>
      <text:p text:style-name="P10">Il est possible de liées deux particules élémentaires par un processus complexe et très coûteux (en énergie) <text:span text:style-name="T4">pour créer des singularités</text:span>. Une fois liées, ces particules réagiront simultanément dans les mêmes proportions à un stimul<text:span text:style-name="T6">us</text:span> extérieur appliqué à seulement l’une d’entre elle<text:span text:style-name="T6">s</text:span>. Et cette réaction sera simultanée qu’importe la distance physique qui les sépare.</text:p>
      <text:p text:style-name="P10">À partir de là, il devient possible d’établir une « connexion » longue distance entre deux points de l’espace.</text:p>
      <text:p text:style-name="P10">Or, en utilisant les bons rayonnements, il est possible d’ouvrir un trou de ver. Si ce rayonnement est ouvert sur l’une des particules jumelles, l’autre ouverture du trou de ver serra sur l’autre. Nous venons de créer un trou de ver de Lorentz (à masse négative). Il restera ouvert tant qu’il est alimenté en énergie.</text:p>
      <text:p text:style-name="P10"/>
      <text:p text:style-name="P14"/>
      <text:p text:style-name="P14"/>
      <text:p text:style-name="P14"/>
      <text:p text:style-name="P14"/>
      <text:p text:style-name="P14"/>
      <text:p text:style-name="P14"><text:soft-page-break/></text:p>
      <text:list xml:id="list143124911333865" text:continue-numbering="true" text:style-name="L1">
        <text:list-item>
          <text:p text:style-name="P19">Usage</text:p>
        </text:list-item>
      </text:list>
      <text:p text:style-name="P15"/>
      <text:p text:style-name="P12">Dans la pratique, il y a deux méthodes : les trajets extra-stellaires ou interstellaires.</text:p>
      <text:p text:style-name="P12">Entre deux systèmes, les singularités sont stocké<text:span text:style-name="T6">e</text:span>s dans les balises de communication. Lorsqu’un vaisseau demande à voyager vers un autre système, la balise regarde si la destination est disponible, et si oui, active sa singularité.</text:p>
      <text:p text:style-name="P12">Celle <text:span text:style-name="T6">c</text:span>e trouvant dans le système de destination réagit, et la balise l’éjecte pour créer le point de chute (en dehors de sa structure et orbite proche).</text:p>
      <text:p text:style-name="P12">S’ensuit la création du trou de ver qui reste alimenté des deux c<text:span text:style-name="T6">ô</text:span>tés par les balises.</text:p>
      <text:p text:style-name="P13">Ces trajets durent en général quelque<text:span text:style-name="T6">s</text:span> heures pour les systèmes voisins.</text:p>
      <text:p text:style-name="P12"/>
      <text:p text:style-name="P12">Pour les trajets interstellaires, ce sont les vaisseaux qui possèdent les deux singularités, il en projette une dans la direction voulue à la vitesse de la lumière, une fois que la particule projetée est (selon estimation) à destination, on active alors celle restant pour créer le trou de ver. <text:span text:style-name="T5">Un émetteur de rayonnement monté sur drone est laissé à l’entrée pour garantir l’alimentation durant la traversée, une fois sortie, le vaisseau alimente à son tour le trou de ver pour permettre à l’émetteur sur drone de traverser.</text:span></text:p>
      <text:p text:style-name="P12"/>
      <text:p text:style-name="P13">Ces trajet<text:span text:style-name="T6">s</text:span> ont des durées variables, la traversée du trou de ver en lui-même ne dure que quelques minutes, mais le temps de préparation dépend de la distance qui sépare le vaisseau de sa destination. Ainsi, le trajet Mars-Neptune prend 4 heures et quelques minutes pour envoyer la singularité et activer le trou de ver, mais ne prend qu’une dizaine de minute<text:span text:style-name="T6">s</text:span> à faire.</text:p>
      <text:p text:style-name="P11"/>
      <text:p text:style-name="P17"/>
      <text:p text:style-name="P17"/>
      <text:list xml:id="list143125070813518" text:continue-numbering="true" text:style-name="L1">
        <text:list-item>
          <text:p text:style-name="P20">Risques et incidents</text:p>
        </text:list-item>
      </text:list>
      <text:p text:style-name="P16"/>
      <text:p text:style-name="P18">Le principal risque réside dans la sous-alimentation du trou de ver. S’il n’est plus alimenté, il s’effondre à vitesse exponentielle. L’effet est similaire à une paille dont on pincerai<text:span text:style-name="T6">t</text:span> le centre en remontant vers les deux extrémités. Tout ce qui se trouve alors dans le trou ressort d’un c<text:span text:style-name="T6">ô</text:span>té ou de l’autre sous une forme de bouilli de particule, sachant que plus l’objet est proche du milieu lors de la rupture, plus l’éjection sera violente et rapide.</text:p>
      <text:p text:style-name="P18">Il est donc théoriquement possible de se servir de trou de ver comme d’un canon spatial, mais cela n’a jamais été expérimenté, principalement à cause de la vitesse de rupture du trou, il est non seulement difficile de prévoir avec exactitude quand il va se refermer totalement, et il reste impossible d’orienter les extrémité<text:span text:style-name="T6">s</text:span> vers une cible potentielle.</text:p>
      <text:p text:style-name="P21">Suite à un incident ayant entraîné la mort d’un équipage d’un cargo en 2245 (c23) <text:s/>à <text:span text:style-name="T7">cause d’</text:span>un défaut d’alimentation d’une balise, il a été décidé d’alimenter les trous de ver extra-stellaire des deux côtés.</text:p>
      <text:p text:style-name="P21"/>
      <text:p text:style-name="P21"/>
      <text:p text:style-name="P21"/>
      <text:p text:style-name="P22"><text:soft-page-break/>La principale restriction de l’utilisation des trous de ver réside dans l’environnement de déploiement. Il est nécessaire que le portail s’ouvre et se ferme sur une zone de vide spatiale.</text:p>
      <text:p text:style-name="P22">En cas d’ouverture sur une zone atmosphérique, l’air ambiant pourrait être aspiré par le trou, trois cas sont possibles alors : soit le trou agit comme un sas et empêche l’air d’y entrer, soit l’air y est aspiré et ressort de l’autre coté, soit l’air est prisonnier du trou le temps que ce dernier reste ouvert (formant un canon à air lors de la fermeture).</text:p>
      <text:p text:style-name="P22">Tous ces cas de figure restent des théories et dépendent de trop de facteurs pour déterminer quel cas serait le plus probable selon le trou ouvert.</text:p>
      <text:p text:style-name="P22">Quoi qu’il en soit, les mesures de sécurité installée sur les vaisseaux sont <text:span text:style-name="T9">c</text:span>ensé<text:span text:style-name="T8">e</text:span>s éviter ses scé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MT1" style:family="text">
      <style:text-properties officeooo:rsid="001feb0d"/>
    </style:style>
    <style:page-layout style:name="Mpm1">
      <style:page-layout-properties fo:page-width="21.001cm" fo:page-height="29.7cm" style:num-format="1" style:print-orientation="portrait" fo:margin-top="0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
        <text:p text:style-name="MP1">Par <text:span text:style-name="MT1">Orion le MJ</text:span> | Page <text:page-number text:select-page="current">1</text:page-number>/<text:page-count>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1M30S</meta:editing-duration>
    <meta:editing-cycles>25</meta:editing-cycles>
    <meta:generator>LibreOffice/6.0.2.1$Windows_X86_64 LibreOffice_project/f7f06a8f319e4b62f9bc5095aa112a65d2f3ac89</meta:generator>
    <dc:date>2020-03-18T14:31:23.964000000</dc:date>
    <meta:document-statistic meta:table-count="0" meta:image-count="0" meta:object-count="0" meta:page-count="3" meta:paragraph-count="30" meta:word-count="925" meta:character-count="5555" meta:non-whitespace-character-count="4662"/>
    <meta:user-defined meta:name="Info 1"/>
    <meta:user-defined meta:name="Info 2"/>
    <meta:user-defined meta:name="Info 3"/>
    <meta:user-defined meta:name="Info 4"/>
  </office:meta>
</office:document-meta>
</file>